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ItemValidato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ItemValidato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Validator.validate( FacesContext context , UIComponent component ,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ItemValidator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Validato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ItemValidator.setMaxSize( int max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ItemValidator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Validato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Validato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